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open_boundar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flow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q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4]/[.B2]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q_bound</text:p>
          </table:table-cell>
          <table:table-cell table:formula="of:=[.B5]*[.B3]" office:value-type="float" office:value="0.8" calcext:value-type="float">
            <text:p>0.8</text:p>
          </table:table-cell>
        </table:table-row>
      </table:table>
      <table:table table:name="g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se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e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ell d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table:formula="of:=([.B1]-[.B2])/[.B3]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flow</text:p>
          </table:table-cell>
          <table:table-cell table:formula="of:=[.B2]-[.B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1/[.B5])* POWER([.B7]; (2/3)) * POWER(ABS([.B4]);( 1/2))" office:value-type="float" office:value="5.09816327554487" calcext:value-type="float">
            <text:p>5.09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[.B8]*[.B7]*[.B3]" office:value-type="float" office:value="1.01963265510897" calcext:value-type="float">
            <text:p>1.0196326551</text:p>
          </table:table-cell>
        </table:table-row>
      </table:table>
      <table:table table:name="bates20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t(m2/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0665" calcext:value-type="float">
            <text:p>9.8066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</text:p>
          </table:table-cell>
          <table:table-cell table:formula="of:=([.B1]-[.B2]*[.B3]*[.B4]*[.B6])" office:value-type="float" office:value="1.5488941" calcext:value-type="float">
            <text:p>1.548894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table:formula="of:=1+[.B2]*[.B3]*[.B4]*POWER([.B5];2) * [.B1]/POWER([.B3];10/3)" office:value-type="float" office:value="2.73560553640887" calcext:value-type="float">
            <text:p>2.7356055364</text:p>
          </table:table-cell>
        </table:table-row>
        <table:table-row table:style-name="ro1">
          <table:table-cell office:value-type="string" calcext:value-type="string">
            <text:p>qnew</text:p>
          </table:table-cell>
          <table:table-cell table:formula="of:=[.B8]/[.B9]" office:value-type="float" office:value="0.56619789636531" calcext:value-type="float">
            <text:p>0.5661978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2.783864864</meta:creation-date>
    <dc:date>2015-09-30T15:06:58.465639378</dc:date>
    <meta:editing-duration>PT20H4M4S</meta:editing-duration>
    <meta:editing-cycles>3</meta:editing-cycles>
    <meta:generator>LibreOffice/4.4.2.2$Linux_X86_64 LibreOffice_project/40m0$Build-2</meta:generator>
    <meta:document-statistic meta:table-count="3" meta:cell-count="46" meta:object-count="0"/>
  </office:meta>
</office:document-meta>
</file>